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8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gp/product/B08VFNQBGM/ref=ppx_yo_dt_b_asin_title_o01_s00?ie=UTF8&amp;psc=1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/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40" calcext:value-type="float">
            <text:p>$4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office:value-type="float" office:value="70" calcext:value-type="float">
            <text:p>$7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00 hex head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40 screw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80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6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2 screw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4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x12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 nut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4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 n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6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6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 n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/4in-20 x 2.25in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x4 screw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5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11:56:46.6741766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28T11:57:29.123231146</dc:date>
    <meta:editing-duration>PT6H29M12S</meta:editing-duration>
    <meta:editing-cycles>22</meta:editing-cycles>
    <meta:document-statistic meta:table-count="1" meta:cell-count="179" meta:object-count="0"/>
  </office:meta>
</office:document-meta>
</file>